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52c0" officeooo:paragraph-rsid="000152c0"/>
    </style:style>
    <style:style style:name="P2" style:family="paragraph" style:parent-style-name="Standard">
      <style:text-properties officeooo:rsid="0007770d" officeooo:paragraph-rsid="0007770d"/>
    </style:style>
    <style:style style:name="P3" style:family="paragraph" style:parent-style-name="Text_20_body">
      <style:text-properties officeooo:rsid="0008a69f" officeooo:paragraph-rsid="0008a69f"/>
    </style:style>
    <style:style style:name="P4" style:family="paragraph" style:parent-style-name="Text_20_body">
      <style:text-properties officeooo:rsid="000dea91" officeooo:paragraph-rsid="000dea91"/>
    </style:style>
    <style:style style:name="P5" style:family="paragraph" style:parent-style-name="Heading_20_1">
      <style:paragraph-properties fo:break-before="page"/>
    </style:style>
    <style:style style:name="P6" style:family="paragraph" style:parent-style-name="Heading_20_1" style:list-style-name="Numbering_20_1">
      <style:paragraph-properties fo:break-before="page"/>
      <style:text-properties officeooo:rsid="0008a69f" officeooo:paragraph-rsid="0008a69f"/>
    </style:style>
    <style:style style:name="P7" style:family="paragraph" style:parent-style-name="Subtitle">
      <style:text-properties officeooo:rsid="000688d0" officeooo:paragraph-rsid="000688d0"/>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48f54"/>
    </style:style>
    <style:style style:name="T2" style:family="text">
      <style:text-properties officeooo:rsid="000688d0"/>
    </style:style>
    <style:style style:name="T3" style:family="text">
      <style:text-properties officeooo:rsid="000715ff"/>
    </style:style>
    <style:style style:name="T4" style:family="text">
      <style:text-properties officeooo:rsid="0008a69f"/>
    </style:style>
    <style:style style:name="T5" style:family="text">
      <style:text-properties officeooo:rsid="000c632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rojet de LO41</text:p>
      <text:p text:style-name="P7">PeliKanbon</text:p>
      <text:p text:style-name="P1"/>
      <text:p text:style-name="P1">Bretegnier Paul-Émile</text:p>
      <text:p text:style-name="P1">Lamielle Antoine</text:p>
      <text:p text:style-name="P1"/>
      <text:p text:style-name="P1"><text:span text:style-name="T4">S</text:span>emestre d'Automne 2014</text:p>
      <text:p text:style-name="P1"/>
      <text:h text:style-name="P5" text:outline-level="1"><text:bookmark-start text:name="__RefHeading__210_1059301704"/>Introduction<text:bookmark-end text:name="__RefHeading__210_1059301704"/></text:h>
      <text:p text:style-name="Text_20_body"><text:span text:style-name="T3">N</text:span>ous avons dû développé un programme capable de simuler le principe de la méthode K<text:span text:style-name="T1">AN</text:span>BAN. <text:span text:style-name="T2">Cette méthode est mise en place entre deux postes de travail et limite la production du poste en amont aux besoins exacts du poste aval. En d'autres termes, la production des pièces est dictée par l'aval et non par l'amont. Ainsi, cette technique permet de limiter au maximum les en-cours durant les processus de fabrication.</text:span></text:p>
      <text:p text:style-name="P2">À travers ce rapport, nous expliquerons la démarche que nous avons suivie, les méthodes que nous avons choisis mais aussi les problèmes que nous avons pus rencontrer.</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210_1059301704" text:style-name="Index_20_Link" text:visited-style-name="Index_20_Link">Introduction<text:tab/>2</text:a></text:p>
        </text:index-body>
      </text:table-of-content>
      <text:p text:style-name="P2"/>
      <text:list xml:id="list2383182985721093326" text:style-name="Numbering_20_1">
        <text:list-item>
          <text:h text:style-name="P6" text:outline-level="1">Démarche</text:h>
        </text:list-item>
      </text:list>
      <text:p text:style-name="P3">Afin de réaliser ce projet, nous avons commencé par réfléchir sur quels outils nous allions utilisé pour modéliser notre programme. <text:span text:style-name="T5">Nous avons pris en compte les avantages et inconvénients de plusieurs méthodes en terme de rapidité et facilité d'exécution, mais aussi en arrangeant au mieux pour optimiser les ressources utilisées pour faire fonctionner le programme.</text:span></text:p>
      <text:p text:style-name="P4">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15:46:17.809132193</meta:creation-date>
    <dc:date>2014-11-29T20:35:59.711866261</dc:date>
    <meta:editing-duration>PT4H34M11S</meta:editing-duration>
    <meta:editing-cycles>2</meta:editing-cycles>
    <meta:generator>LibreOffice/4.2.7.2$Linux_x86 LibreOffice_project/420m0$Build-2</meta:generator>
    <meta:document-statistic meta:table-count="0" meta:image-count="0" meta:object-count="0" meta:page-count="3" meta:paragraph-count="13" meta:word-count="170" meta:character-count="1079" meta:non-whitespace-character-count="922"/>
  </office:meta>
</office:document-meta>
</file>